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Notify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NotifyOutputStream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rNotifyOutputStream.SchedulerNotifyOutputStream( OutputStream out , TimeScheduler scheduler , String triggerName , int length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rNotify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dulerNotify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